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30CE8D45A519702C290.png" manifest:media-type="image/png"/>
  <manifest:file-entry manifest:full-path="Pictures/100000010000030C0000030704D08395D06F3C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86c1"/>
    </style:style>
    <style:style style:name="P2" style:family="paragraph" style:parent-style-name="Standard">
      <style:paragraph-properties fo:break-before="page"/>
      <style:text-properties officeooo:paragraph-rsid="000786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-0.453cm, 6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-1.139cm, 6.3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2" text:anchor-type="char" svg:x="1.198cm" svg:y="0cm" svg:width="15.803cm" svg:height="23.26cm" draw:z-index="1"><draw:image xlink:href="Pictures/100000010000030C0000030704D08395D06F3CDE.png" xlink:type="simple" xlink:show="embed" xlink:actuate="onLoad" draw:mime-type="image/png"/></draw:frame></text:p>
      <text:p text:style-name="P2"><draw:frame draw:style-name="fr2" draw:name="Изображение1" text:anchor-type="char" svg:x="0.54cm" svg:y="0.741cm" svg:width="14.612cm" svg:height="24.49cm" draw:z-index="0"><draw:image xlink:href="Pictures/10000001000002DA0000030CE8D45A519702C2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8:40:45.448468196</meta:creation-date>
    <meta:editing-duration>PT21M7S</meta:editing-duration>
    <meta:editing-cycles>3</meta:editing-cycles>
    <meta:generator>LibreOffice/7.2.6.2$Linux_X86_64 LibreOffice_project/20$Build-2</meta:generator>
    <dc:date>2022-04-12T19:01:49.429463038</dc:date>
    <meta:document-statistic meta:table-count="0" meta:image-count="2" meta:object-count="0" meta:page-count="2" meta:paragraph-count="0" meta:word-count="0" meta:character-count="0" meta:non-whitespace-character-count="0"/>
  </office:meta>
</office:document-meta>
</file>